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4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_5f_-title">
      <style:graphic-properties fo:min-height="1.328cm"/>
      <style:paragraph-properties style:writing-mode="lr-tb"/>
    </style:style>
    <style:style style:name="pr8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co1" style:family="table-column">
      <style:table-column-properties style:column-width="1.842cm" style:use-optimal-column-width="false"/>
    </style:style>
    <style:style style:name="co2" style:family="table-column">
      <style:table-column-properties style:column-width="1.522cm" style:use-optimal-column-width="false"/>
    </style:style>
    <style:style style:name="co3" style:family="table-column">
      <style:table-column-properties style:column-width="1.682cm" style:use-optimal-column-width="false"/>
    </style:style>
    <style:style style:name="co4" style:family="table-column">
      <style:table-column-properties style:column-width="1.685cm" style:use-optimal-column-width="false"/>
    </style:style>
    <style:style style:name="co5" style:family="table-column">
      <style:table-column-properties style:column-width="1.695cm" style:use-optimal-column-width="false"/>
    </style:style>
    <style:style style:name="co6" style:family="table-column">
      <style:table-column-properties style:column-width="6.858cm" style:use-optimal-column-width="false"/>
    </style:style>
    <style:style style:name="co7" style:family="table-column">
      <style:table-column-properties style:column-width="10.896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131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.659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Understanding ASCII Values For Characters Using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SCII Values For Capital Letters </text:p>
          </draw:text-box>
        </draw:frame>
        <draw:frame draw:style-name="gr2" draw:text-style-name="P3" draw:layer="layout" svg:width="3cm" svg:height="7.361cm" svg:x="5.3cm" svg:y="3.1cm">
          <draw:text-box>
            <text:p><text:span text:style-name="T1">K = 75</text:span></text:p>
            <text:p><text:span text:style-name="T1">L = 76</text:span></text:p>
            <text:p><text:span text:style-name="T1">M = 77</text:span></text:p>
            <text:p><text:span text:style-name="T1">N = 78</text:span></text:p>
            <text:p><text:span text:style-name="T1">O = 79</text:span></text:p>
            <text:p><text:span text:style-name="T1">P = 80</text:span></text:p>
            <text:p><text:span text:style-name="T1">Q = 81</text:span></text:p>
            <text:p><text:span text:style-name="T1">R = 82</text:span></text:p>
            <text:p><text:span text:style-name="T1">S = 83</text:span></text:p>
            <text:p><text:span text:style-name="T1">T = 84</text:span></text:p>
          </draw:text-box>
        </draw:frame>
        <draw:frame draw:style-name="gr3" draw:text-style-name="P3" draw:layer="layout" svg:width="4.5cm" svg:height="4.517cm" svg:x="9.5cm" svg:y="3.1cm">
          <draw:text-box>
            <text:p><text:span text:style-name="T1">U = 85</text:span></text:p>
            <text:p><text:span text:style-name="T1">V = 86</text:span></text:p>
            <text:p><text:span text:style-name="T1">W = 87</text:span></text:p>
            <text:p><text:span text:style-name="T1">X = 88</text:span></text:p>
            <text:p><text:span text:style-name="T1">Y = 89</text:span></text:p>
            <text:p><text:span text:style-name="T1">Z = 90</text:span></text:p>
          </draw:text-box>
        </draw:frame>
        <draw:frame draw:style-name="gr2" draw:text-style-name="P3" draw:layer="layout" svg:width="4cm" svg:height="7.361cm" svg:x="0.5cm" svg:y="3.139cm">
          <draw:text-box>
            <text:p><text:span text:style-name="T1">A = 65</text:span></text:p>
            <text:p><text:span text:style-name="T1">B = 66</text:span></text:p>
            <text:p><text:span text:style-name="T1">C = 67</text:span></text:p>
            <text:p><text:span text:style-name="T1">D = 68</text:span></text:p>
            <text:p><text:span text:style-name="T1">E = 69</text:span></text:p>
            <text:p><text:span text:style-name="T1">F = 70</text:span></text:p>
            <text:p><text:span text:style-name="T1">G = 71</text:span></text:p>
            <text:p><text:span text:style-name="T1">H = 72</text:span></text:p>
            <text:p><text:span text:style-name="T1">I = 73</text:span></text:p>
            <text:p><text:span text:style-name="T1">J = 7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ASCII Values For Small Letters</text:p>
          </draw:text-box>
        </draw:frame>
        <draw:frame draw:style-name="gr4" draw:text-style-name="P3" draw:layer="layout" svg:width="6cm" svg:height="8.361cm" svg:x="0.5cm" svg:y="2.5cm">
          <draw:text-box>
            <text:p><text:span text:style-name="T1">a = 97</text:span></text:p>
            <text:p><text:span text:style-name="T1">b = 98</text:span></text:p>
            <text:p><text:span text:style-name="T1">c = 99</text:span></text:p>
            <text:p><text:span text:style-name="T1">d = 100</text:span></text:p>
            <text:p><text:span text:style-name="T1">e = 101</text:span></text:p>
            <text:p><text:span text:style-name="T1">f = 102</text:span></text:p>
            <text:p><text:span text:style-name="T1">g = 103</text:span></text:p>
            <text:p><text:span text:style-name="T1">h = 104</text:span></text:p>
            <text:p><text:span text:style-name="T1">i = 105</text:span></text:p>
            <text:p><text:span text:style-name="T1">j = 106</text:span></text:p>
          </draw:text-box>
        </draw:frame>
        <draw:frame draw:style-name="gr2" draw:text-style-name="P3" draw:layer="layout" svg:width="4cm" svg:height="7.361cm" svg:x="4.5cm" svg:y="2.5cm">
          <draw:text-box>
            <text:p><text:span text:style-name="T1">k = 107</text:span></text:p>
            <text:p><text:span text:style-name="T1">l = 108</text:span></text:p>
            <text:p><text:span text:style-name="T1">m = 109</text:span></text:p>
            <text:p><text:span text:style-name="T1">n = 110</text:span></text:p>
            <text:p><text:span text:style-name="T1">o = 111</text:span></text:p>
            <text:p><text:span text:style-name="T1">p = 112</text:span></text:p>
            <text:p><text:span text:style-name="T1">q = 113</text:span></text:p>
            <text:p><text:span text:style-name="T1">r = 114</text:span></text:p>
            <text:p><text:span text:style-name="T1">s = 115</text:span></text:p>
            <text:p><text:span text:style-name="T1">t = 116</text:span></text:p>
          </draw:text-box>
        </draw:frame>
        <draw:frame draw:style-name="gr3" draw:text-style-name="P3" draw:layer="layout" svg:width="4cm" svg:height="4.517cm" svg:x="8cm" svg:y="2.5cm">
          <draw:text-box>
            <text:p><text:span text:style-name="T1">u = 117</text:span></text:p>
            <text:p><text:span text:style-name="T1">v = 118</text:span></text:p>
            <text:p><text:span text:style-name="T1">w = 119</text:span></text:p>
            <text:p><text:span text:style-name="T1">x = 120</text:span></text:p>
            <text:p><text:span text:style-name="T1">y = 121</text:span></text:p>
            <text:p><text:span text:style-name="T1">z = 1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ASCII</text:p>
          </draw:text-box>
        </draw:frame>
        <draw:frame draw:style-name="gr5" draw:text-style-name="P3" draw:layer="layout" svg:width="22.707cm" svg:height="15.893cm" svg:x="0.095cm" svg:y="2.215cm">
          <draw:text-box>
            <text:p><text:span text:style-name="T2">&gt;&gt;&gt; ord('A')</text:span></text:p>
            <text:p><text:span text:style-name="T2">65</text:span></text:p>
            <text:p><text:span text:style-name="T2">&gt;&gt;&gt; ord('Z')</text:span></text:p>
            <text:p><text:span text:style-name="T2">90</text:span></text:p>
            <text:p><text:span text:style-name="T2">&gt;&gt;&gt; ord('a')</text:span></text:p>
            <text:p><text:span text:style-name="T2">97</text:span></text:p>
            <text:p><text:span text:style-name="T2">&gt;&gt;&gt; ord('z')</text:span></text:p>
            <text:p><text:span text:style-name="T2">122</text:span></text:p>
            <text:p><text:span text:style-name="T2">Captital A-Z: 65 to 90</text:span></text:p>
            <text:p><text:span text:style-name="T2"><text:s/></text:span></text:p>
            <text:p><text:span text:style-name="T2">&gt;&gt;&gt; l = ['r', 'u', 'd', 'r', 'a', 'n', 's', 'h']</text:span></text:p>
            <text:p><text:span text:style-name="T2">&gt;&gt;&gt; max(l)</text:span></text:p>
            <text:p><text:span text:style-name="T2">'u'</text:span></text:p>
            <text:p><text:span text:style-name="T2">&gt;&gt;&gt; ord('u')</text:span></text:p>
            <text:p><text:span text:style-name="T2">117</text:span></text:p>
            <text:p><text:span text:style-name="T2">&gt;&gt;&gt; min(l)</text:span></text:p>
            <text:p><text:span text:style-name="T2">'a'</text:span></text:p>
            <text:p><text:span text:style-name="T2">&gt;&gt;&gt; ord('a')</text:span></text:p>
            <text:p><text:span text:style-name="T2">97</text:span></text:p>
            <text:p><text:span text:style-name="T2"/></text:p>
            <text:p><text:span text:style-name="T2">&gt;&gt;&gt; bin(65)</text:span></text:p>
            <text:p><text:span text:style-name="T2">'0b1000001'</text:span></text:p>
            <text:p><text:span text:style-name="T2">&gt;&gt;&gt; bin(66)</text:span></text:p>
            <text:p><text:span text:style-name="T2">'0b1000010'</text:span></text:p>
            <text:p><text:span text:style-name="T2">&gt;&gt;&gt; </text:span></text:p>
            <text:p><text:span text:style-name="T2"><text:s/></text:span></text:p>
            <text:p><text:span text:style-name="T1"/></text:p>
          </draw:text-box>
        </draw:frame>
        <draw:frame draw:style-name="standard" draw:layer="layout" svg:width="15.153cm" svg:height="3.785cm" svg:x="8.346cm" svg:y="2.3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<text:span text:style-name="T1">Bit #</text:span></text:p>
              </table:table-cell>
              <table:table-cell>
                <text:p><text:span text:style-name="T1">7</text:span></text:p>
              </table:table-cell>
              <table:table-cell>
                <text:p><text:span text:style-name="T1">6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3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0</text:span></text:p>
              </table:table-cell>
            </table:table-row>
            <table:table-row table:style-name="ro2" table:default-cell-style-name="gray2">
              <table:table-cell>
                <text:p><text:span text:style-name="T1">A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3" table:default-cell-style-name="gray1">
              <table:table-cell>
                <text:p><text:span text:style-name="T1">B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3" draw:layer="layout" svg:width="13.614cm" svg:height="5.228cm" svg:x="10cm" svg:y="7.5cm">
          <draw:text-box>
            <text:p><text:span text:style-name="T1">One usecase of ASCII:</text:span></text:p>
            <text:p><text:span text:style-name="T1">For storing in a memory of an 8 bit computer, we need to convert Alphabet to Decimal then Decimal to Binary.</text:span></text:p>
            <text:p><text:span text:style-name="T1"/></text:p>
            <text:p><text:span text:style-name="T1">A -&gt; 65 -&gt; 01000001</text:span></text:p>
            <text:p><text:span text:style-name="T1">B -&gt; 66 -&gt; 010000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rd() and chr()</text:p>
          </draw:text-box>
        </draw:frame>
        <draw:frame presentation:style-name="pr9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3">Here, ord() and chr() are built-ins.</text:span></text:p>
                <text:p><text:span text:style-name="T3">Ord(): gives you ASCII for the alphabet</text:span></text:p>
                <text:p><text:span text:style-name="T3">Chr(): gives you the alphabet for the ASCII</text:span></text:p>
                <text:p><text:span text:style-name="T3"><text:s/></text:span></text:p>
                <text:p><text:span text:style-name="T3">&gt;&gt;&gt; ord('A')</text:span></text:p>
                <text:p><text:span text:style-name="T3">65</text:span></text:p>
                <text:p><text:span text:style-name="T3"><text:s/></text:span></text:p>
                <text:p><text:span text:style-name="T3">&gt;&gt;&gt; chr(65)</text:span></text:p>
                <text:p><text:span text:style-name="T3">'A'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Unicode</text:p>
          </draw:text-box>
        </draw:frame>
        <draw:frame draw:style-name="gr7" draw:text-style-name="P5" draw:layer="layout" svg:width="24.871cm" svg:height="8.072cm" svg:x="1.395cm" svg:y="2.646cm">
          <draw:text-box>
            <text:p>Unicode, formally The Unicode Standard, is an information technology standard for the consistent encoding, representation, and handling of text expressed in most of the world's writing systems. </text:p>
          </draw:text-box>
        </draw:frame>
        <draw:frame draw:style-name="standard" draw:layer="layout" svg:width="24.611cm" svg:height="2.915cm" svg:x="0.863cm" svg:y="7.44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4" table:default-cell-style-name="gray3">
              <table:table-cell>
                <text:p>Binary</text:p>
              </table:table-cell>
              <table:table-cell>
                <text:p>Base 2</text:p>
              </table:table-cell>
              <table:table-cell>
                <text:p>0, 1</text:p>
              </table:table-cell>
            </table:table-row>
            <table:table-row table:style-name="ro3" table:default-cell-style-name="gray2">
              <table:table-cell>
                <text:p>Decimal</text:p>
              </table:table-cell>
              <table:table-cell>
                <text:p>Base 10</text:p>
              </table:table-cell>
              <table:table-cell>
                <text:p>0, 1, 2, 3, 4, 5, 6, 7, 8, 9</text:p>
              </table:table-cell>
            </table:table-row>
            <table:table-row table:style-name="ro3" table:default-cell-style-name="gray1">
              <table:table-cell>
                <text:p>Hexadecimal</text:p>
              </table:table-cell>
              <table:table-cell>
                <text:p>Base 16</text:p>
              </table:table-cell>
              <table:table-cell>
                <text:p>0-9 then A-F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6" draw:layer="layout" svg:width="17.5cm" svg:height="0.962cm" svg:x="1cm" svg:y="6cm">
          <draw:text-box>
            <text:p>Character sets for different bases: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1T19:01:52.587276682</meta:creation-date>
    <meta:editing-duration>PT17M19S</meta:editing-duration>
    <meta:editing-cycles>25</meta:editing-cycles>
    <meta:generator>LibreOffice/7.3.7.2$Linux_X86_64 LibreOffice_project/30$Build-2</meta:generator>
    <dc:title>Blue Curve</dc:title>
    <dc:date>2023-05-31T20:36:18.220194538</dc:date>
    <meta:document-statistic meta:object-count="79"/>
  </office:meta>
</office:document-meta>
</file>